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2000000321D7D0FF7.png" manifest:media-type="image/png"/>
  <manifest:file-entry manifest:full-path="Pictures/10000201000000A10000003882097B26.png" manifest:media-type="image/png"/>
  <manifest:file-entry manifest:full-path="Pictures/1000020100000135000000443BF30419.png" manifest:media-type="image/png"/>
  <manifest:file-entry manifest:full-path="Pictures/1000020100000023000000260BDB0A51.png" manifest:media-type="image/png"/>
  <manifest:file-entry manifest:full-path="Pictures/100002010000013500000038CD147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ff3333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14.924cm" svg:x2="19.415cm" svg:y2="14.924cm">
          <text:p/>
        </draw:line>
        <draw:line draw:style-name="gr1" draw:text-style-name="P1" draw:layer="layout" svg:x1="1.508cm" svg:y1="14.416cm" svg:x2="1.508cm" svg:y2="15.432cm">
          <text:p/>
        </draw:line>
        <draw:line draw:style-name="gr1" draw:text-style-name="P1" draw:layer="layout" svg:x1="19.416cm" svg:y1="14.416cm" svg:x2="19.416cm" svg:y2="15.432cm">
          <text:p/>
        </draw:line>
        <draw:frame draw:style-name="gr2" draw:layer="layout" svg:width="0.889cm" svg:height="1.016cm" svg:x="1.067cm" svg:y="15.402cm">
          <draw:text-box>
            <text:p>0</text:p>
          </draw:text-box>
        </draw:frame>
        <draw:frame draw:style-name="gr2" draw:layer="layout" svg:width="0.889cm" svg:height="1.016cm" svg:x="18.987cm" svg:y="15.402cm">
          <draw:text-box>
            <text:p>1</text:p>
          </draw:text-box>
        </draw:frame>
        <draw:frame draw:style-name="gr3" draw:text-style-name="P1" draw:layer="layout" svg:width="2.667cm" svg:height="0.483cm" svg:x="3.794cm" svg:y="15.478cm">
          <draw:image xlink:href="Pictures/100002010000013500000038CD147B6C.png" xlink:type="simple" xlink:show="embed" xlink:actuate="onLoad">
            <text:p/>
          </draw:image>
        </draw:frame>
        <draw:frame draw:style-name="gr3" draw:text-style-name="P1" draw:layer="layout" svg:width="2.774cm" svg:height="0.61cm" svg:x="11.18cm" svg:y="15.351cm">
          <draw:image xlink:href="Pictures/1000020100000135000000443BF30419.png" xlink:type="simple" xlink:show="embed" xlink:actuate="onLoad">
            <text:p/>
          </draw:image>
        </draw:frame>
        <draw:frame draw:style-name="gr3" draw:text-style-name="P1" draw:layer="layout" svg:width="0.635cm" svg:height="0.481cm" svg:x="17.383cm" svg:y="15.124cm">
          <draw:image xlink:href="Pictures/1000020100000042000000321D7D0FF7.png" xlink:type="simple" xlink:show="embed" xlink:actuate="onLoad">
            <text:p/>
          </draw:image>
        </draw:frame>
        <draw:frame draw:style-name="gr3" draw:text-style-name="P1" draw:layer="layout" svg:width="0.417cm" svg:height="0.453cm" svg:x="10.196cm" svg:y="13.549cm">
          <draw:image xlink:href="Pictures/1000020100000023000000260BDB0A51.png" xlink:type="simple" xlink:show="embed" xlink:actuate="onLoad">
            <text:p/>
          </draw:image>
        </draw:frame>
        <draw:frame draw:style-name="gr3" draw:text-style-name="P1" draw:layer="layout" svg:width="1.524cm" svg:height="0.53cm" svg:x="7.985cm" svg:y="15.329cm">
          <draw:image xlink:href="Pictures/10000201000000A10000003882097B26.png" xlink:type="simple" xlink:show="embed" xlink:actuate="onLoad">
            <text:p/>
          </draw:image>
        </draw:frame>
        <draw:custom-shape draw:style-name="gr4" draw:text-style-name="P1" draw:layer="layout" svg:width="0.127cm" svg:height="0.127cm" svg:x="2.3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7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6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8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5.9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3.969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17cm" svg:height="0.453cm" svg:x="6.463cm" svg:y="13.55cm">
          <draw:image xlink:href="Pictures/1000020100000023000000260BDB0A51.png" xlink:type="simple" xlink:show="embed" xlink:actuate="onLoad">
            <text:p/>
          </draw:image>
        </draw:frame>
        <draw:line draw:style-name="gr5" draw:text-style-name="P1" draw:layer="layout" svg:x1="4.908cm" svg:y1="14.924cm" svg:x2="12.289cm" svg:y2="14.924cm">
          <text:p/>
        </draw:line>
        <draw:line draw:style-name="gr6" draw:text-style-name="P1" draw:layer="layout" svg:x1="4.908cm" svg:y1="14.647cm" svg:x2="4.908cm" svg:y2="15.201cm">
          <text:p/>
        </draw:line>
        <draw:line draw:style-name="gr6" draw:text-style-name="P1" draw:layer="layout" svg:x1="12.289cm" svg:y1="14.647cm" svg:x2="12.289cm" svg:y2="15.201cm">
          <text:p/>
        </draw:line>
        <draw:path draw:style-name="gr7" draw:text-style-name="P1" draw:layer="layout" svg:width="2.924cm" svg:height="2.63cm" draw:transform="skewX (0.138230076757951) rotate (0.799360797413403) translate (4.912cm 14.921cm)" svg:viewBox="0 0 2925 2631" svg:d="M0 0c2632 0 2925 2631 2925 2631">
          <text:p/>
        </draw:path>
        <draw:path draw:style-name="gr7" draw:text-style-name="P1" draw:layer="layout" svg:width="2.946cm" svg:height="2.648cm" draw:transform="skewX (0.134739418253962) rotate (0.79709186938581) translate (8.58599997350895cm 14.9239999660319cm)" svg:viewBox="0 0 2947 2649" svg:d="M0 0c2650 0 2947 2649 2947 2649">
          <text:p/>
        </draw:path>
        <draw:custom-shape draw:style-name="gr4" draw:text-style-name="P1" draw:layer="layout" svg:width="0.127cm" svg:height="0.127cm" svg:x="10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8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11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5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6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27cm" svg:height="0.127cm" svg:x="5.2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9:40:33.211393106</meta:creation-date>
    <dc:date>2015-04-25T20:08:05.817400027</dc:date>
    <meta:editing-duration>PT23M53S</meta:editing-duration>
    <meta:editing-cycles>5</meta:editing-cycles>
    <meta:generator>LibreOffice/4.2.7.2$Linux_X86_64 LibreOffice_project/420m0$Build-2</meta:generator>
    <meta:document-statistic meta:object-count="28"/>
  </office:meta>
</office:document-meta>
</file>